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A000001B9DD414D089D3957F3.png" manifest:media-type="image/png"/>
  <manifest:file-entry manifest:full-path="Pictures/10000000000001C2000000ADEA8AE544C6B7D245.png" manifest:media-type="image/png"/>
  <manifest:file-entry manifest:full-path="Pictures/10000000000001F70000016D601D681A9FC3BFD6.png" manifest:media-type="image/png"/>
  <manifest:file-entry manifest:full-path="Pictures/100000000000041A000002808A619986D748A55C.png" manifest:media-type="image/png"/>
  <manifest:file-entry manifest:full-path="Pictures/1000020100000240000001F944CAE7E464A4AD03.png" manifest:media-type="image/png"/>
  <manifest:file-entry manifest:full-path="Pictures/1000020100000258000002D5738690A5B11AAEF0.png" manifest:media-type="image/png"/>
  <manifest:file-entry manifest:full-path="Pictures/10000201000004B00000039E76D7FB081055B12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color="#000000" fo:background-color="#ffff00"/>
    </style:style>
    <style:style style:name="P6" style:family="paragraph">
      <loext:graphic-properties draw:fill="none" draw:fill-color="#ffffff"/>
      <style:paragraph-properties fo:text-align="center"/>
      <style:text-properties fo:color="#000000" fo:background-color="#ffff00"/>
    </style:style>
    <style:style style:name="P7" style:family="paragraph">
      <style:text-properties fo:color="#000000" fo:background-color="#ffffff"/>
    </style:style>
    <style:style style:name="P8" style:family="paragraph">
      <loext:graphic-properties draw:fill="none" draw:fill-color="#ffffff"/>
      <style:text-properties fo:color="#000000"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409cm" svg:height="15.749cm" svg:x="4.694cm" svg:y="-0.038cm">
          <draw:image xlink:href="Pictures/10000201000004B00000039E76D7FB081055B1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791cm" svg:height="15.457cm" svg:x="8.382cm" svg:y="0.054cm">
          <draw:image xlink:href="Pictures/1000020100000258000002D5738690A5B11AAE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7.841cm" svg:height="15.642cm" svg:x="5.978cm" svg:y="0.016cm">
          <draw:image xlink:href="Pictures/1000020100000240000001F944CAE7E464A4AD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5.58cm" svg:height="11.305cm" svg:x="7.101cm" svg:y="2.179cm">
          <draw:image xlink:href="Pictures/10000000000001F70000016D601D681A9FC3BF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0.938cm" svg:height="4.204cm" svg:x="10.922cm" svg:y="5.153cm">
          <draw:image xlink:href="Pictures/10000000000001C2000000ADEA8AE544C6B7D2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6.576cm" svg:height="10.103cm" svg:x="6.284cm" svg:y="4.121cm">
          <draw:image xlink:href="Pictures/100000000000041A000002808A619986D748A5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name="Picture 2" draw:style-name="gr3" draw:text-style-name="P3" draw:layer="layout" svg:width="22.112cm" svg:height="15.166cm" svg:x="2.78cm" svg:y="0.508cm">
          <draw:image xlink:href="Pictures/100000000000033A000001B9DD414D089D3957F3.png" xlink:type="simple" xlink:show="embed" xlink:actuate="onLoad" loext:mime-type="image/png">
            <text:p/>
          </draw:image>
          <svg:desc>page 25a</svg:desc>
        </draw:frame>
        <draw:custom-shape draw:style-name="gr4" draw:text-style-name="P4" draw:layer="layout" svg:width="5.334cm" svg:height="2.286cm" svg:x="16.31cm" svg:y="12.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794cm" svg:height="0.962cm" svg:x="17.526cm" svg:y="13.208cm">
          <draw:text-box>
            <text:p text:style-name="P5"><text:span text:style-name="T1">Rizoma</text:span></text:p>
          </draw:text-box>
        </draw:frame>
        <draw:custom-shape draw:style-name="gr4" draw:text-style-name="P4" draw:layer="layout" svg:width="5.334cm" svg:height="2.286cm" svg:x="5.334cm" svg:y="9.65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794cm" svg:height="0.962cm" svg:x="6.55cm" svg:y="9.806cm">
          <draw:text-box>
            <text:p text:style-name="P7">Estolão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31T13:52:20.829490482</meta:creation-date>
    <dc:date>2020-08-14T15:38:02.330236942</dc:date>
    <meta:editing-duration>PT2H43M11S</meta:editing-duration>
    <meta:editing-cycles>2</meta:editing-cycles>
    <meta:generator>LibreOffice/6.4.5.2$MacOSX_X86_64 LibreOffice_project/a726b36747cf2001e06b58ad5db1aa3a9a1872d6</meta:generator>
    <meta:document-statistic meta:object-count="46"/>
  </office:meta>
</office:document-meta>
</file>